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4pt" fo:font-weight="bold" officeooo:rsid="000963f5" officeooo:paragraph-rsid="000963f5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4pt" fo:font-weight="bold" officeooo:rsid="000963f5" officeooo:paragraph-rsid="000963f5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officeooo:paragraph-rsid="000963f5"/>
    </style:style>
    <style:style style:name="T1" style:family="text">
      <style:text-properties style:font-name="Times New Roman" fo:font-size="14pt" fo:font-weight="bold" officeooo:rsid="000963f5" style:font-size-asian="14pt" style:font-weight-asian="bold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ference</text:p>
      <text:p text:style-name="P2"/>
      <text:p text:style-name="P2"/>
      <text:p text:style-name="P3"><text:span text:style-name="T1">1. </text:span><text:a xlink:type="simple" xlink:href="https://github.com/ResidentMario/missingno" text:style-name="Internet_20_link" text:visited-style-name="Visited_20_Internet_20_Link">https://github.com/ResidentMario/missingno</text:a>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21T22:46:10.249000000</meta:creation-date>
    <dc:date>2020-03-21T23:02:16.271000000</dc:date>
    <meta:editing-duration>PT5M56S</meta:editing-duration>
    <meta:editing-cycles>1</meta:editing-cycles>
    <meta:document-statistic meta:table-count="0" meta:image-count="0" meta:object-count="0" meta:page-count="1" meta:paragraph-count="2" meta:word-count="3" meta:character-count="55" meta:non-whitespace-character-count="53"/>
    <meta:generator>LibreOffice/6.3.4.2$Windows_X86_64 LibreOffice_project/60da17e045e08f1793c57c00ba83cdfce946d0aa</meta:generator>
  </office:meta>
</office:document-meta>
</file>